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student-h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student-h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91">
            <text:p>19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9">
            <text:p>8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2">
            <text:p>3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1">
            <text:p>9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41">
            <text:p>24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541">
            <text:p>54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9">
            <text:p>9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27">
            <text:p>12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63">
            <text:p>26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3">
            <text:p>5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36">
            <text:p>23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62">
            <text:p>26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229">
            <text:p>22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531">
            <text:p>53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165">
            <text:p>16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56">
            <text:p>5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1">
            <text:p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student-ho" style:display-name="PageStyle_disciplinary-actions-student-h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